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style:use-window-font-color="true"/>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text-properties style:font-name-complex="Calibri"/>
    </style:style>
    <style:style style:name="P26" style:parent-style-name="ListParagraph" style:family="paragraph">
      <style:text-properties style:font-name-complex="Calibri"/>
    </style:style>
    <style:style style:name="P27" style:parent-style-name="ListParagraph" style:family="paragraph">
      <style:text-properties style:font-name-complex="Calibri"/>
    </style:style>
    <style:style style:name="P28" style:parent-style-name="ListParagraph" style:family="paragraph">
      <style:text-properties style:font-name-complex="Calibri"/>
    </style:style>
    <style:style style:name="P29" style:parent-style-name="ListParagraph" style:family="paragraph">
      <style:text-properties style:font-name-complex="Calibri"/>
    </style:style>
    <style:style style:name="P30" style:parent-style-name="ListParagraph" style:family="paragraph">
      <style:text-properties style:font-name-complex="Calibri"/>
    </style:style>
    <style:style style:name="P31" style:parent-style-name="ListParagraph" style:family="paragraph"/>
    <style:style style:name="T32" style:parent-style-name="DefaultParagraphFont" style:family="text">
      <style:text-properties style:font-name-complex="Calibri"/>
    </style:style>
    <style:style style:name="T33" style:parent-style-name="DefaultParagraphFont" style:family="text">
      <style:text-properties style:font-name-complex="Calibri"/>
    </style:style>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office:automatic-styles>
  <office:body>
    <office:text text:use-soft-page-breaks="true">
      <text:h text:style-name="P1" text:outline-level="1">Requirements</text:h>
      <text:p text:style-name="Normal">Every module works in a separate process. The main language is Python 2 but every module can be written in a separate language as long as it can use stdin and stdout.</text:p>
      <text:list text:style-name="LFO1" text:continue-numbering="true">
        <text:list-item>
          <text:p text:style-name="P2">Knowledge server / central module</text:p>
          <text:list text:continue-numbering="true">
            <text:list-item>
              <text:p text:style-name="P3">Routes messages from every module to the modules they are useful to</text:p>
            </text:list-item>
            <text:list-item>
              <text:p text:style-name="P4">Sends cached messages to modules that were not available when the message was received</text:p>
            </text:list-item>
          </text:list>
        </text:list-item>
        <text:list-item>
          <text:p text:style-name="P5">Vision<text:s/>module</text:p>
          <text:list text:continue-numbering="true">
            <text:list-item>
              <text:p text:style-name="P6">Reports (x, y) of the ball, our robot, the enemy robot</text:p>
            </text:list-item>
            <text:list-item>
              <text:p text:style-name="P7">Reports the direction of our robot and the enemy robot (based on the T)</text:p>
            </text:list-item>
            <text:list-item>
              <text:p text:style-name="P8">If it gets the coordinates or the direction of any object then it reports that info along with the time the frame<text:s/>was taken</text:p>
            </text:list-item>
            <text:list-item>
              <text:p text:style-name="P9">Gets our colour and side as input and always reports handles flipping the coordinates to make it seem as if we were always on the left side. These input parameters should be hidden from other modules.</text:p>
            </text:list-item>
            <text:list-item>
              <text:p text:style-name="P10">Corrects the barrel distortion and perspective distortion</text:p>
            </text:list-item>
          </text:list>
        </text:list-item>
        <text:list-item>
          <text:p text:style-name="P11">Kicker module</text:p>
          <text:list text:continue-numbering="true">
            <text:list-item>
              <text:p text:style-name="P12">Handles moving the kicker</text:p>
            </text:list-item>
          </text:list>
        </text:list-item>
        <text:list-item>
          <text:p text:style-name="P13">Movement module</text:p>
          <text:list text:continue-numbering="true">
            <text:list-item>
              <text:p text:style-name="P14">Handles<text:s/>moving the robot to the given coordinates, rotating it</text:p>
            </text:list-item>
            <text:list-item>
              <text:p text:style-name="P15">Uses the vision module to find out where it is and accomplish its given goals</text:p>
            </text:list-item>
          </text:list>
        </text:list-item>
        <text:list-item>
          <text:p text:style-name="P16">Planning module</text:p>
          <text:list text:continue-numbering="true">
            <text:list-item>
              <text:p text:style-name="P17">Decides where the robot is going to move</text:p>
            </text:list-item>
            <text:list-item>
              <text:p text:style-name="P18">Decides when it is going to kick</text:p>
            </text:list-item>
            <text:list-item>
              <text:p text:style-name="P19">Reacts to the<text:s/>vision system</text:p>
            </text:list-item>
          </text:list>
        </text:list-item>
        <text:list-item>
          <text:p text:style-name="P20">Simulator</text:p>
          <text:list text:continue-numbering="true">
            <text:list-item>
              <text:p text:style-name="P21">Works as a vision / simple physics module</text:p>
            </text:list-item>
            <text:list-item>
              <text:p text:style-name="P22">Simulates ball movement when kicked / pushed</text:p>
            </text:list-item>
            <text:list-item>
              <text:p text:style-name="P23">Simulates our robots movement according to what the movement module says</text:p>
            </text:list-item>
            <text:list-item>
              <text:p text:style-name="P24">Reads instructions from stdin (or a redirected file)</text:p>
            </text:list-item>
          </text:list>
        </text:list-item>
        <text:list-item>
          <text:p text:style-name="P25">Visualizer</text:p>
          <text:list text:continue-numbering="true">
            <text:list-item>
              <text:p text:style-name="P26">Shows the internal state of the program based<text:s/>on the central logger</text:p>
              <text:list text:continue-numbering="true">
                <text:list-item>
                  <text:p text:style-name="P27">Vision system reports</text:p>
                </text:list-item>
                <text:list-item>
                  <text:p text:style-name="P28">Moving orders</text:p>
                </text:list-item>
              </text:list>
            </text:list-item>
            <text:list-item>
              <text:p text:style-name="P29">Can show live info</text:p>
            </text:list-item>
          </text:list>
        </text:list-item>
        <text:list-item>
          <text:p text:style-name="P30">Logger</text:p>
          <text:list text:continue-numbering="true">
            <text:list-item>
              <text:p text:style-name="P31"><text:span text:style-name="T32">Saves all the info being received / sent by the knowledge module for later inspection /<text:s/></text:span><text:span text:style-name="T33">replay</text:span></text:p>
            </text:list-item>
          </text:list>
        </text:list-item>
        <text:list-item>
          <text:p text:style-name="P34">Robot communication module</text:p>
          <text:list text:continue-numbering="true">
            <text:list-item>
              <text:p text:style-name="P35">Sends<text:s/>commands to the robot</text:p>
            </text:list-item>
            <text:list-item>
              <text:p text:style-name="P36">Calculates time offsets between itself, the vision module, and the brick</text:p>
            </text:list-item>
            <text:list-item>
              <text:p text:style-name="P37">Retrieves<text:s/>debug<text:s/>info from the<text:s/>brick<?opendocument cursor-positio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tinn</meta:initial-creator>
    <dc:creator>otinn</dc:creator>
    <meta:creation-date>2011-01-23T11:26:00Z</meta:creation-date>
    <dc:date>2011-04-12T13:09:00Z</dc:date>
    <meta:template xlink:href="Normal.dotm" xlink:type="simple"/>
    <meta:editing-cycles>27</meta:editing-cycles>
    <meta:editing-duration>PT1080S</meta:editing-duration>
    <meta:document-statistic meta:page-count="2" meta:paragraph-count="3" meta:word-count="273" meta:character-count="1828" meta:row-count="12" meta:non-whitespace-character-count="1558"/>
  </office:meta>
</office:document-meta>
</file>